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imbus Sans L" svg:font-family="'Nimbus Sans L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fo:font-size="14pt" style:font-size-asian="14pt" style:font-size-complex="14pt"/>
    </style:style>
    <style:style style:name="P2" style:family="paragraph" style:parent-style-name="Text_20_body">
      <style:paragraph-properties style:writing-mode="lr-tb"/>
      <style:text-properties fo:font-size="6pt" style:font-size-asian="5.25pt" style:font-size-complex="6pt"/>
    </style:style>
    <style:style style:name="P3" style:family="paragraph" style:parent-style-name="Text_20_body">
      <style:paragraph-properties style:writing-mode="lr-tb"/>
      <style:text-properties fo:font-size="7pt" style:font-size-asian="6.09999990463257pt" style:font-size-complex="7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Код">
      <style:paragraph-properties fo:padding="0.049cm" fo:border="0.06pt solid #000000" style:writing-mode="lr-tb"/>
      <style:text-properties fo:font-size="14pt" style:font-size-asian="14pt" style:font-size-complex="14pt"/>
    </style:style>
    <style:style style:name="P6" style:family="paragraph" style:parent-style-name="Код">
      <style:paragraph-properties fo:padding="0.049cm" fo:border="0.06pt solid #000000" style:writing-mode="lr-tb"/>
      <style:text-properties fo:font-size="14pt" fo:background-color="#ffff00" style:font-size-asian="14pt" style:font-size-complex="14pt"/>
    </style:style>
    <style:style style:name="P7" style:family="paragraph" style:parent-style-name="footer">
      <style:paragraph-properties style:writing-mode="lr-tb"/>
      <style:text-properties fo:font-size="7pt" style:font-size-asian="6.09999990463257pt" style:font-size-complex="7pt"/>
    </style:style>
    <style:style style:name="P8" style:family="paragraph" style:parent-style-name="footer">
      <style:paragraph-properties fo:padding="0.049cm" fo:border="0.06pt solid #000000" style:writing-mode="lr-tb"/>
      <style:text-properties style:font-name="DejaVu Sans Mono" fo:font-size="14pt" style:font-size-asian="14pt" style:font-size-complex="14pt"/>
    </style:style>
    <style:style style:name="P9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h text:style-name="Heading_20_1" text:outline-level="1">Исследование E-Mail</text:h>
      <text:p text:style-name="Text_20_body">Заголовок письма</text:p>
      <text:p text:style-name="P4"/>
      <text:p text:style-name="P5">Received: from [83.239.x.у] (port=41101 helo=kpnc)</text:p>
      <text:p text:style-name="P5">by mx2.mail.ru with smtp</text:p>
      <text:p text:style-name="P5">id 1Ds1ou-0002q6-00</text:p>
      <text:p text:style-name="P5">for 3APA3A@SECURITY.NNOV.RU; Mon, 11 Jul 2005 21:11:52 +0400 Message-ID: &lt;00a401c5863b$f05f7f70$0100a8c0@kpnc&gt; From: "Kris Kaspersky" &lt;kpnc@somebox.ru&gt; To: "ЗАРАЗА" &lt;3APA3A@SECURITY.NNOV.RU&gt;</text:p>
      <text:p text:style-name="P5">References: &lt;1985289168.20050711205823@SECURITY.NNOV.RU&gt; Subject: =?koi8-r?B?UmU6IOvMycXO1NPLycUg0NLP1M/Lz8zZ?= Date: Mon, 11 Jul 2005 21:14:03 +0400 MIME-Version: 1.0 Content-Type: text/plain;charset="koi8-r"</text:p>
      <text:p text:style-name="P5">Content-Transfer-Encoding: 8bit X-Priority: 3 X-MSMail-Priority: Normal</text:p>
      <text:p text:style-name="P6">X-Mailer: Microsoft Outlook Express 6.00.2800.1437 X-MimeOLE: Produced By Microsoft MimeOLE V6.00.2800.1441</text:p>
      <text:p text:style-name="P2"/>
      <text:p text:style-name="P1">Из этого фрагмента можно извлечь следующую информацию:</text:p>
      <text:p text:style-name="P2"/>
      <text:p text:style-name="P5">X-Mailer: Microsoft Outlook Express 6.00.2800.1437 X-MimeOLE: Produced By Microsoft MimeOLE V6.00.2800.1441</text:p>
      <text:p text:style-name="P2"/>
      <text:p text:style-name="P1">из которой можно сделать вывод, что пользователь <text:span text:style-name="T2">использует</text:span> <text:span text:style-name="T1">Microsoft Outlook Express</text:span>. Из <text:span text:style-name="T2">номеров версий и билдов</text:span> приложений можно вывести, что этот Outlook Express установлен на машине с <text:span text:style-name="T1">Windows 2000 SP4</text:span> (об этом говорит 2800 в номере версии) <text:span text:style-name="T2">с патчами от июля 2004 года</text:span>. Зная, что <text:span text:style-name="T2">последний патч к Outlook Express выходил в июне 2005 и вошел в накопительное обновление</text:span> Windows 2000, можно предположить что как минимум <text:span text:style-name="T1">с июня 2005 года машина не обновлялась</text:span> и накопительное обновление не стоит.</text:p>
      <text:p text:style-name="P1">Чуть выше в примере содержится несколько не очень информативных заголовков, т.к. они подставляются любым почтовым клиентом, однако и в них есть определенная информация — взаимное расположение заголовков, капитализация символов, способ переноса строк — которая помогла бы определить почтового клиента даже если бы поля X-Mailer и X-MimeOLE кем-то фильтровались. Далее,</text:p>
      <text:p text:style-name="P2"/>
      <text:p text:style-name="P5">Date: Mon, 11 Jul 2005 21:14:03 +0400</text:p>
      <text:p text:style-name="P2"/>
      <text:p text:style-name="P1">Если сравнить <text:span text:style-name="T2">дату письма с временной отметкой сервера</text:span>, то обнаруживается, что <text:span text:style-name="T4">часы компьютера спешат чуть более чем на 2 минуты</text:span>. В данном случае (Windows 2000) это говорит о небрежности владельца: В <text:span text:style-name="T2">случае с Windows XP</text:span>, в котором синхронизация времени включена изначально, это могло бы сигнализировать о том, что <text:span text:style-name="T1">доступ в сеть происходит через прокси-сервер или сильно ограничивающий брандмауэр</text:span>. В случае точной синхронизации часов на достаточно большом письме можно просчитать производительность канала, через которое письмо отправлялось.</text:p>
      <text:p text:style-name="P2"><text:soft-page-break/></text:p>
      <text:p text:style-name="P5">References: &lt;1985289168.2 0 05 07112 05 82 3@SECURITY.NNOV.RU&gt;</text:p>
      <text:p text:style-name="P2"/>
      <text:p text:style-name="P1">Содержит идентификатор <text:span text:style-name="T6">(Message-ID</text:span>) письма, на который идет ответ, по <text:span text:style-name="T2">такому формату идентификатора</text:span> легко узнается программа <text:span text:style-name="T1">The Bat!</text:span>.</text:p>
      <text:p text:style-name="P2"/>
      <text:p text:style-name="P5">From: "Kris Kaspersky" &lt;kpnc@somebox.ru&gt;</text:p>
      <text:p text:style-name="P2"/>
      <text:p text:style-name="P1">Строка описывает, от кого получен ответ, но эта информация в заголовке письма легко подделывается.</text:p>
      <text:p text:style-name="P7"/>
      <text:p text:style-name="P8">Message-ID: &lt;00a401c5863b$f05f7f70$0100a8c0@kpnc&gt;</text:p>
      <text:p text:style-name="P2"/>
      <text:p text:style-name="P1">Уникальный идентификатор письма. <text:span text:style-name="T6">00a401c5863b</text:span> - <text:span text:style-name="T2">дата/время создания письма в "файловом" формате</text:span>. Сравнив ее с полем <text:span text:style-name="T6">Date</text:span> можно узнать, не является ли данное письмо попыткой "подделаться" под почтовую программу. <text:span text:style-name="T6">Крпс</text:span> — имя компьютера. Отсутствие в имени точек говорит о том, что компьютер не является частью домена. <text:span text:style-name="T6">0100a8c0</text:span> - IP адрес компьютера (в little endian). Т.е. <text:span text:style-name="T6">192.168.0.1</text:span>. Этот адрес определен RFC 1918 для внутреннего использования, т.е. компьютер выходит во внешнюю сеть через NAT или прокси а следовательно, с большой долей вероятности, не по коммутируемому каналу (dial-up). Адрес 127.0.0.1 мог бы говорить о наличии локального почтового шлюза, который раньше любили устанавливать различные антивирусы, например старая версия Symantec. Сейчас их определить несколько сложнее, т.к. почтовый трафик проверяется путем привязки антивируса к сетевым функциям незаметно для почтового приложения. Однако, часто антивирусы сами добавляют заголовки о себе.</text:p>
      <text:p text:style-name="P1">Далее:</text:p>
      <text:p text:style-name="P3"/>
      <text:p text:style-name="P5">Received: from [83.239.x.у] (port=41101 helo=kpnc) by mx2.mail.ru with smtp id 1Ds1ou-0002q6-00 for 3APA3A@SECURITY.NNOV.RU; Mon, 11 Jul 2005 21:11:52 +0400</text:p>
      <text:p text:style-name="P2"/>
      <text:p text:style-name="P1">Ещё раз видно <text:span text:style-name="T2">имя компьютера</text:span> (<text:span text:style-name="T2">в SMTP команде HELO</text:span>, что лишний раз подтверждает что это <text:span text:style-name="T1">Outlook Express</text:span>). <text:span text:style-name="T6">83.239.x.y</text:span> - реальный IP адрес устройства, выполняющего трансляцию адреса или проброс порта (<text:span text:style-name="T5">portmap</text:span>). При оценке полученной информации может насторожить <text:span text:style-name="T1">номер клиентского порта</text:span> (<text:span text:style-name="T6">41101</text:span>). Он необычно высокий. Если порты назначаются с 1024 по порядку, то либо <text:span text:style-name="T1">прошло очень большое количество соединений</text:span>, либо имеется <text:span text:style-name="T1">не совсем стандартное поведение</text:span>. Чтобы выяснить это, можно <text:span text:style-name="T1">просмотреть большее количество писем и посмотреть, что делается с данным полем во времени</text:span>:</text:p>
      <text:p text:style-name="P2"/>
      <text:p text:style-name="P5">Received: from [83.239.x.у]<text:tab/>(port=41101 helo=kpnc)</text:p>
      <text:p text:style-name="P5">Mon, 11 Jul 2005<text:tab/>21:11:52 +0400</text:p>
      <text:p text:style-name="P5">Received: from [83.239.x.у]<text:tab/>(port=18294 helo=kpnc)</text:p>
      <text:p text:style-name="P5">Mon, 11 Jul 2005<text:tab/>21:31:46 +0400</text:p>
      <text:p text:style-name="P5">Received: from [83.239.x.y]<text:tab/>(port=25896 helo=kpnc)</text:p>
      <text:p text:style-name="P5">Mon, 11 Jul 2005<text:tab/>23:48:02 +0400</text:p>
      <text:p text:style-name="P5"><text:soft-page-break/>Received: from [83.239.x.y]<text:tab/>(port=52180 helo=kpnc)</text:p>
      <text:p text:style-name="P5">Tue, 12 Jul 2005<text:tab/>00:21:52 +0400</text:p>
      <text:p text:style-name="P5">&lt;<text:span text:style-name="T1">перерыв</text:span>&gt;</text:p>
      <text:p text:style-name="P5">Received: from [83.239.x.y]<text:tab/>(port=37530 helo=kpnc)</text:p>
      <text:p text:style-name="P5">Tue, 12 Jul 2005<text:tab/>23:58:15 +0400</text:p>
      <text:p text:style-name="P5">Received: from [83.239.x.y]<text:tab/>(port=38040 helo=kpnc)</text:p>
      <text:p text:style-name="P5">Tue, 12 Jul 2005<text:tab/>23:58:22 +0400</text:p>
      <text:p text:style-name="P5">&lt;<text:span text:style-name="T1">Тут поменялись сутки</text:span>&gt;</text:p>
      <text:p text:style-name="P5">Received: from [83.239.x.у]<text:tab/>(port=47946 helo=kpnc)</text:p>
      <text:p text:style-name="P5">Wed, 13 Jul 2005<text:tab/>00:14:59 +0400</text:p>
      <text:p text:style-name="P5">Received: from [83.239.x.y]<text:tab/>(port=37167 helo=kpnc)</text:p>
      <text:p text:style-name="P5">Wed, 13 Jul 2005<text:tab/>00:27:48 +0400</text:p>
      <text:p text:style-name="P5">Received: from [83.239.x.y]<text:tab/>(port=34185 helo=kpnc)</text:p>
      <text:p text:style-name="P5">Wed, 13 Jul 2005<text:tab/>02:43:57 +0400</text:p>
      <text:p text:style-name="P5">&lt;<text:span text:style-name="T1">перерыв</text:span>&gt;</text:p>
      <text:p text:style-name="P5">Received: from [83.239.x.y]<text:tab/>(port=45881 helo=kpnc)</text:p>
      <text:p text:style-name="P5">Thu, 14 Jul 2005<text:tab/>16:46:43 +0400</text:p>
      <text:p text:style-name="P5">Received: from [83.239.x.y]<text:tab/>(port=47538 helo=kpnc)</text:p>
      <text:p text:style-name="P5">Thu, 14 Jul 2005<text:tab/>16:46:54 +0400</text:p>
      <text:p text:style-name="P5">Received: from [83.239.x.y]<text:tab/>(port=51689 helo=kpnc)</text:p>
      <text:p text:style-name="P5">Thu, 14 Jul 2005<text:tab/>16:53:45 +0400</text:p>
      <text:p text:style-name="P2"/>
      <text:p text:style-name="P1">Хорошо видно, что <text:span text:style-name="T1">клиентские порты явно идут не подряд,</text:span> но в то же время их последовательность не случайна, а <text:span text:style-name="T1">является некоей функцией от текущего времени</text:span> суток (<text:span text:style-name="T1">после перехода за 24 часа приращение становится отрицательным</text:span>) и, возможно, числа соединений. Такое поведение почти наверняка <text:span text:style-name="T1">свидетельствует о трансляции адресов и портов (NAT/PAT) на каком-нибудь аппаратном маршрутизаторе, типа D-Link</text:span>. Протестировав различные модели подобных устройств (и имея накопленную базу с описанием подобного поведения на различных моделях и семействах маршрутизаторов) можно хотя бы примерно установить семейство маршрутизатора, т.к. данная функция является весьма характерной.</text:p>
      <text:p text:style-name="P1">Таким образом, не анализируя содержимое самого письма, а пользуясь только "протокольными" данными можно установить ОС, наличие последних обновлений, иногда наличие брандмауэра, способ подключение к сети, топологию сети и оборудование маршрутизато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imbus Sans L" svg:font-family="'Nimbus Sans L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imbus Sans L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imbus Sans L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 L" style:font-family-asian="'Nimbus Sans L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Код" style:family="paragraph" style:parent-style-name="Text_20_body" style:class="text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footer" style:family="paragraph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19cm" style:type="center"/>
          <style:tab-stop style:position="18.83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573cm" fo:margin-bottom="0.794cm" fo:margin-left="1.058cm" fo:margin-right="1.1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30T22:32:58</meta:creation-date>
    <dc:date>2022-09-18T14:52:59.827474004</dc:date>
    <meta:editing-duration>PT18M28S</meta:editing-duration>
    <meta:editing-cycles>5</meta:editing-cycles>
    <meta:generator>LibreOffice/6.2.8.2$Linux_x86 LibreOffice_project/f82ddfca21ebc1e222a662a32b25c0c9d20169ee</meta:generator>
    <dc:creator>a  a</dc:creator>
    <meta:document-statistic meta:table-count="0" meta:image-count="0" meta:object-count="0" meta:page-count="3" meta:paragraph-count="54" meta:word-count="819" meta:character-count="6308" meta:non-whitespace-character-count="5540"/>
  </office:meta>
</office:document-meta>
</file>